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1000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1000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1000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400">
            <text:p>40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2">
          <table:table-cell office:value-type="string">
            <text:p>V_Beta2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1000"/>
        </table:table-row>
        <table:table-row table:style-name="ro2">
          <table:table-cell office:value-type="string">
            <text:p>V_Beta3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0">
            <text:p>15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1500">
            <text:p>15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1000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1000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1000"/>
        </table:table-row>
        <table:table-row table:style-name="ro3">
          <table:table-cell office:value-type="string">
            <text:p>V_Zeta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4/30/2015</text:date>, <text:time>20:5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30T20:50:05.65</dc:date>
    <dc:creator>Wister </dc:creator>
    <meta:editing-duration>PT1H36M41S</meta:editing-duration>
    <meta:editing-cycles>43</meta:editing-cycles>
    <meta:document-statistic meta:table-count="1" meta:cell-count="417" meta:object-count="0"/>
  </office:meta>
</office:document-meta>
</file>